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1">
      <style:paragraph-properties fo:margin-top="0in" fo:margin-bottom="0in"/>
    </style:style>
    <style:style style:name="P9" style:family="paragraph" style:parent-style-name="Text_20_body" style:list-style-name="L2">
      <style:paragraph-properties fo:margin-top="0in" fo:margin-bottom="0in"/>
    </style:style>
    <style:style style:name="P10" style:family="paragraph" style:parent-style-name="Text_20_body" style:list-style-name="L3">
      <style:paragraph-properties fo:margin-top="0in" fo:margin-bottom="0in"/>
    </style:style>
    <style:style style:name="P11" style:family="paragraph" style:parent-style-name="Text_20_body" style:list-style-name="L4">
      <style:paragraph-properties fo:margin-top="0in" fo:margin-bottom="0in"/>
    </style:style>
    <style:style style:name="P12" style:family="paragraph" style:parent-style-name="Text_20_body" style:list-style-name="L5">
      <style:paragraph-properties fo:margin-top="0in" fo:margin-bottom="0in"/>
    </style:style>
    <style:style style:name="P13" style:family="paragraph" style:parent-style-name="Text_20_body" style:list-style-name="L6">
      <style:paragraph-properties fo:margin-top="0in" fo:margin-bottom="0in"/>
    </style:style>
    <style:style style:name="P14" style:family="paragraph" style:parent-style-name="Text_20_body" style:list-style-name="L7">
      <style:paragraph-properties fo:margin-top="0in" fo:margin-bottom="0in"/>
    </style:style>
    <style:style style:name="P15" style:family="paragraph" style:parent-style-name="Standard">
      <style:paragraph-properties fo:margin-top="0in" fo:margin-bottom="0.1965in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 text:start-value="5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 text:start-value="9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 text:start-value="13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 text:start-value="16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 text:start-value="18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 text:start-value="20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список вопросов для проверки на знания, и умения использовать, по категориям</text:p>
      <text:p text:style-name="Standard">ChatGPT</text:p>
      <text:p text:style-name="P15">ChatGPT</text:p>
      <text:p text:style-name="Text_20_body">Вот список вопросов для проверки знаний и умений использования WordPress, разбитый по категориям:</text:p>
      <text:h text:style-name="Heading_20_3" text:outline-level="3">Основы WordPress:</text:h>
      <text:list xml:id="list7439326066621160630" text:style-name="L1">
        <text:list-item>
          <text:p text:style-name="P8">Что такое WordPress и для чего он используется?</text:p>
        </text:list-item>
        <text:list-item>
          <text:p text:style-name="P8">Какие типы контента поддерживает WordPress?</text:p>
        </text:list-item>
        <text:list-item>
          <text:p text:style-name="P8">Как установить WordPress на хостинге?</text:p>
        </text:list-item>
        <text:list-item>
          <text:p text:style-name="P1">Как зайти в административную панель WordPress?</text:p>
        </text:list-item>
      </text:list>
      <text:h text:style-name="Heading_20_3" text:outline-level="3">Темизация (Theme Development):</text:h>
      <text:list xml:id="list3332317588361374536" text:style-name="L2">
        <text:list-item>
          <text:p text:style-name="P9">Что такое тема WordPress?</text:p>
        </text:list-item>
        <text:list-item>
          <text:p text:style-name="P9">Как изменить текущую тему WordPress?</text:p>
        </text:list-item>
        <text:list-item>
          <text:p text:style-name="P9">Какие файлы используются для создания темы WordPress?</text:p>
        </text:list-item>
        <text:list-item>
          <text:p text:style-name="P2">Как изменить стили в теме WordPress?</text:p>
        </text:list-item>
      </text:list>
      <text:h text:style-name="Heading_20_3" text:outline-level="3">Разработка плагинов (Plugin Development):</text:h>
      <text:list xml:id="list1117448863684734130" text:style-name="L3">
        <text:list-item>
          <text:p text:style-name="P10">Что такое плагин WordPress?</text:p>
        </text:list-item>
        <text:list-item>
          <text:p text:style-name="P10">Как установить и активировать плагин в WordPress?</text:p>
        </text:list-item>
        <text:list-item>
          <text:p text:style-name="P10">Как создать свой собственный плагин WordPress?</text:p>
        </text:list-item>
        <text:list-item>
          <text:p text:style-name="P3">Как добавить новую функциональность в WordPress с помощью плагина?</text:p>
        </text:list-item>
      </text:list>
      <text:h text:style-name="Heading_20_3" text:outline-level="3">База данных и API:</text:h>
      <text:list xml:id="list4459789126073967866" text:style-name="L4">
        <text:list-item>
          <text:p text:style-name="P11">Какие основные таблицы содержатся в базе данных WordPress?</text:p>
        </text:list-item>
        <text:list-item>
          <text:p text:style-name="P11">Что такое WP_Query и как его использовать?</text:p>
        </text:list-item>
        <text:list-item>
          <text:p text:style-name="P4">Что такое REST API в WordPress и как его использовать?</text:p>
        </text:list-item>
      </text:list>
      <text:h text:style-name="Heading_20_3" text:outline-level="3">Оптимизация и безопасность:</text:h>
      <text:list xml:id="list8701779225017750088" text:style-name="L5">
        <text:list-item>
          <text:p text:style-name="P12">Какие методы оптимизации производительности вы знаете для WordPress?</text:p>
        </text:list-item>
        <text:list-item>
          <text:p text:style-name="P5">Какие меры безопасности можно принять для защиты WordPress сайта?</text:p>
        </text:list-item>
      </text:list>
      <text:h text:style-name="Heading_20_3" text:outline-level="3">SEO и аналитика:</text:h>
      <text:list xml:id="list5138357383699927233" text:style-name="L6">
        <text:list-item>
          <text:p text:style-name="P13">Как оптимизировать контент для поисковых систем в WordPress?</text:p>
        </text:list-item>
        <text:list-item>
          <text:p text:style-name="P6">Как установить инструменты аналитики на ваш WordPress сайт?</text:p>
        </text:list-item>
      </text:list>
      <text:h text:style-name="Heading_20_3" text:outline-level="3">Другие вопросы:</text:h>
      <text:list xml:id="list3796684394532470285" text:style-name="L7">
        <text:list-item>
          <text:p text:style-name="P14">Как добавить новый пользовательский тип контента в WordPress?</text:p>
        </text:list-item>
        <text:list-item>
          <text:p text:style-name="P14">Как добавить новую страницу с контактной информацией на ваш WordPress сайт?</text:p>
        </text:list-item>
        <text:list-item>
          <text:p text:style-name="P7">Как создать резервную копию вашего WordPress сайта?</text:p>
        </text:list-item>
      </text:list>
      <text:p text:style-name="Text_20_body">Эти вопросы позволят проверить понимание и умение использования различных аспектов WordPres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4S</meta:editing-duration>
    <meta:editing-cycles>3</meta:editing-cycles>
    <meta:generator>OpenOffice/4.1.14$Win32 OpenOffice.org_project/4114m1$Build-9811</meta:generator>
    <dc:date>2024-05-01T21:56:10</dc:date>
    <meta:document-statistic meta:table-count="0" meta:image-count="0" meta:object-count="0" meta:page-count="1" meta:paragraph-count="34" meta:word-count="236" meta:character-count="1605"/>
    <dc:creator>Dima Wide</dc:creator>
    <meta:user-defined meta:name="Info 1"/>
    <meta:user-defined meta:name="Info 2"/>
    <meta:user-defined meta:name="Info 3"/>
    <meta:user-defined meta:name="Info 4"/>
  </office:meta>
</office:document-meta>
</file>